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1874e" officeooo:paragraph-rsid="0001874e" style:font-size-asian="15.75pt" style:font-weight-asian="bold" style:font-size-complex="18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officeooo:rsid="0001874e" officeooo:paragraph-rsid="0001874e" style:font-size-asian="14pt" style:font-weight-asian="bold" style:font-size-complex="16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6pt" fo:font-weight="bold" officeooo:rsid="0001874e" officeooo:paragraph-rsid="0001874e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4pt" fo:font-weight="bold" officeooo:rsid="0001874e" officeooo:paragraph-rsid="0001874e" style:font-size-asian="12.25pt" style:font-weight-asian="bold" style:font-size-complex="14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4pt" fo:font-weight="bold" officeooo:rsid="0001874e" officeooo:paragraph-rsid="0001874e" style:font-size-asian="14pt" style:font-weight-asian="bold" style:font-size-complex="14pt" style:font-weight-complex="bold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ood Assistance</text:p>
      <text:p text:style-name="P1"/>
      <text:p text:style-name="P2">Benson Food Bank</text:p>
      <text:p text:style-name="P4">1-520-586-2658</text:p>
      <text:p text:style-name="P4">124 S. Patagonia St</text:p>
      <text:p text:style-name="P4">Benson, Az 85602</text:p>
      <text:p text:style-name="P4"><text:a xlink:type="simple" xlink:href="mailto:bensonfoodbank@gmail.com" text:style-name="Internet_20_link" text:visited-style-name="Visited_20_Internet_20_Link">bensonfoodbank@gmail.com</text:a></text:p>
      <text:p text:style-name="P4"><text:a xlink:type="simple" xlink:href="http://www.bensonfoodbank.org/" text:style-name="Internet_20_link" text:visited-style-name="Visited_20_Internet_20_Link">www.bensonfoodbank.org</text:a></text:p>
      <text:p text:style-name="P4"/>
      <text:p text:style-name="P4"/>
      <text:p text:style-name="P2">Department Of Economic Security</text:p>
      <text:p text:style-name="P4">1-520-586-9523</text:p>
      <text:p text:style-name="P4">657 E. Hwy 90</text:p>
      <text:p text:style-name="P4">Benson, Az 85602</text:p>
      <text:p text:style-name="P4"><text:a xlink:type="simple" xlink:href="http://www.departmentofeconomicsecurity.org/" text:style-name="Internet_20_link" text:visited-style-name="Visited_20_Internet_20_Link">www.departmentofeconomicsecurity.org</text:a></text:p>
      <text:p text:style-name="P4"/>
      <text:p text:style-name="P4"/>
      <text:p text:style-name="P2">Salvation Army</text:p>
      <text:p text:style-name="P5">1-520-586-3659</text:p>
      <text:p text:style-name="P5">678 W. Walker St</text:p>
      <text:p text:style-name="P5">Benson, Az 85602</text:p>
      <text:p text:style-name="P5"><text:a xlink:type="simple" xlink:href="http://www.salvationarmy.org/" text:style-name="Internet_20_link" text:visited-style-name="Visited_20_Internet_20_Link">www.salvationarmy.org</text:a></text:p>
      <text:p text:style-name="P5"/>
      <text:p text:style-name="P5"/>
      <text:p text:style-name="P3">St Vincent De Paul</text:p>
      <text:p text:style-name="P5">1-520-586-2513</text:p>
      <text:p text:style-name="P5">236 W. Patagonia</text:p>
      <text:p text:style-name="P5">Benson, Az 85602</text:p>
      <text:p text:style-name="P5"><text:a xlink:type="simple" xlink:href="http://www.stvincentdepaul.com/" text:style-name="Internet_20_link" text:visited-style-name="Visited_20_Internet_20_Link">www.stvincentdepaul.com</text:a></text:p>
      <text:p text:style-name="P5"/>
      <text:p text:style-name="P5"/>
      <text:p text:style-name="P2">Lady Lordes Church</text:p>
      <text:p text:style-name="P4">1-520-586-3623</text:p>
      <text:p text:style-name="P4">675 E. 5<text:span text:style-name="T1">th</text:span> St </text:p>
      <text:p text:style-name="P4">Benson, Az 85602</text:p>
      <text:p text:style-name="P4"><text:a xlink:type="simple" xlink:href="mailto:ladylordes@gmail.com" text:style-name="Internet_20_link" text:visited-style-name="Visited_20_Internet_20_Link">ladylordes@gmail.com</text:a></text:p>
      <text:p text:style-name="P4"><text:a xlink:type="simple" xlink:href="http://www.ladylordes.com/" text:style-name="Internet_20_link" text:visited-style-name="Visited_20_Internet_20_Link">www.ladylordes.com</text:a></text:p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5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07T11:27:44.261000000</meta:creation-date>
    <dc:date>2021-01-07T11:39:08.405000000</dc:date>
    <meta:editing-duration>PT34S</meta:editing-duration>
    <meta:editing-cycles>1</meta:editing-cycles>
    <meta:document-statistic meta:table-count="0" meta:image-count="0" meta:object-count="0" meta:page-count="2" meta:paragraph-count="28" meta:word-count="64" meta:character-count="504" meta:non-whitespace-character-count="467"/>
    <meta:generator>LibreOffice/6.2.8.2$Windows_X86_64 LibreOffice_project/f82ddfca21ebc1e222a662a32b25c0c9d20169ee</meta:generator>
  </office:meta>
</office:document-meta>
</file>